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ransparent Education Data Management</text:span></text:p>
      <text:p text:style-name="P1"><text:span text:style-name="T1"/></text:p>
      <text:p text:style-name="P1"><text:span text:style-name="T1"/></text:p>
      <text:p text:style-name="P1"><text:span text:style-name="T1">User</text:span></text:p>
      <text:p text:style-name="P1"><text:span text:style-name="T1">Transparent Education Data Management define problem and statement </text:span></text:p>
      <text:p text:style-name="P1"><text:span text:style-name="T1"/></text:p>
      <text:p text:style-name="P1"><text:span text:style-name="T1">Problem Statement:</text:span></text:p>
      <text:p text:style-name="P1"><text:span text:style-name="T1">The current education data management systems lack transparency, leading to inefficiencies, data inaccuracies, and limited accessibility for stakeholders. These issues hinder effective decision-making and hinder the overall quality of education.</text:span></text:p>
      <text:p text:style-name="P1"><text:span text:style-name="T1"/></text:p>
      <text:p text:style-name="P1"><text:span text:style-name="T1">Key Problems:</text:span></text:p>
      <text:p text:style-name="P1"><text:span text:style-name="T1"/></text:p>
      <text:p text:style-name="P1"><text:span text:style-name="T1">Data Inaccuracy: Existing education data systems often suffer from inaccuracies due to manual data entry, leading to incorrect information on student performance, attendance, and other critical metrics.</text:span></text:p>
      <text:p text:style-name="P1"><text:span text:style-name="T1"/></text:p>
      <text:p text:style-name="P1"><text:span text:style-name="T1">Limited Accessibility: Stakeholders, including parents, educators, and administrators, may have limited access to relevant data, hindering their ability to make informed decisions and improve educational outcomes.</text:span></text:p>
      <text:p text:style-name="P1"><text:span text:style-name="T1"/></text:p>
      <text:p text:style-name="P1"><text:span text:style-name="T1">Data Silos: Educational institutions often use disparate data systems, resulting in data silos that hinder the sharing and integration of critical information across different departments and levels.</text:span></text:p>
      <text:p text:style-name="P1"><text:span text:style-name="T1"/></text:p>
      <text:p text:style-name="P1"><text:span text:style-name="T1">Lack of Accountability: The lack of transparency can lead to accountability issues, making it challenging to identify and address problems such as low student performance, teacher effectiveness, or resource allocation.</text:span></text:p>
      <text:p text:style-name="P1"><text:span text:style-name="T1"/></text:p>
      <text:p text:style-name="P1"><text:span text:style-name="T1">Inefficiency: Manual data entry and redundant data collection processes lead to inefficiencies in data management, wasting time and resources that could be better used to support educational initiatives.</text:span></text:p>
      <text:p text:style-name="P1"><text:span text:style-name="T1"/></text:p>
      <text:p text:style-name="P1"><text:span text:style-name="T1">Data Security: Insufficient data security measures can expose sensitive student and staff information to potential breaches, risking privacy and confidentiality.</text:span></text:p>
      <text:p text:style-name="P1"><text:span text:style-name="T1"/></text:p>
      <text:p text:style-name="P1"><text:span text:style-name="T1">A transparent education data management system aims to address these issues by providing a unified, accessible, and secure platform for collecting, storing, and analyzing education-related data. Such a system can empower stakeholders, improve decision-making, enhance accountability, and ultimately contribute to the overall improvement of the education system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